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31in" fo:break-before="page" table:align="margins"/>
    </style:style>
    <style:style style:name="Table1.A" style:family="table-column">
      <style:table-column-properties style:column-width="6.6931in" style:rel-column-width="65535*"/>
    </style:style>
    <style:style style:name="Table1.1" style:family="table-row">
      <style:table-row-properties style:min-row-height="3.3868in"/>
    </style:style>
    <style:style style:name="Table1.A1" style:family="table-cell">
      <style:table-cell-properties fo:padding="0.0382in" fo:border="none"/>
    </style:style>
    <style:style style:name="Table1.4" style:family="table-row">
      <style:table-row-properties style:min-row-height="1.3611in"/>
    </style:style>
    <style:style style:name="Table2" style:family="table">
      <style:table-properties style:width="4.8174in" table:align="left"/>
    </style:style>
    <style:style style:name="Table2.A" style:family="table-column">
      <style:table-column-properties style:column-width="1.4181in"/>
    </style:style>
    <style:style style:name="Table2.B" style:family="table-column">
      <style:table-column-properties style:column-width="0.8896in"/>
    </style:style>
    <style:style style:name="Table2.C" style:family="table-column">
      <style:table-column-properties style:column-width="2.5097in"/>
    </style:style>
    <style:style style:name="Table2.A1" style:family="table-cell">
      <style:table-cell-properties style:vertical-align="middle" fo:background-color="#c0c0c0" fo:padding="0.0194in" fo:border="none">
        <style:background-image/>
      </style:table-cell-properties>
    </style:style>
    <style:style style:name="Table2.A2" style:family="table-cell">
      <style:table-cell-properties style:vertical-align="middle" fo:background-color="#d8ec9b" fo:padding="0.0194in" fo:border="none">
        <style:background-image/>
      </style:table-cell-properties>
    </style:style>
    <style:style style:name="Table2.C2" style:family="table-cell">
      <style:table-cell-properties style:vertical-align="middle" fo:background-color="#d8ec9c" fo:padding="0.0194in" fo:border="none">
        <style:background-image/>
      </style:table-cell-properties>
    </style:style>
    <style:style style:name="Table2.A5" style:family="table-cell">
      <style:table-cell-properties style:vertical-align="middle" fo:background-color="#d8ec78" fo:padding="0.0194in" fo:border="none">
        <style:background-image/>
      </style:table-cell-properties>
    </style:style>
    <style:style style:name="Table2.A6" style:family="table-cell">
      <style:table-cell-properties style:vertical-align="middle" fo:background-color="#d8ec61" fo:padding="0.0194in" fo:border="none">
        <style:background-image/>
      </style:table-cell-properties>
    </style:style>
    <style:style style:name="Table2.A7" style:family="table-cell">
      <style:table-cell-properties style:vertical-align="middle" fo:background-color="#d8ec4a" fo:padding="0.0194in" fo:border="none">
        <style:background-image/>
      </style:table-cell-properties>
    </style:style>
    <style:style style:name="Table2.A8" style:family="table-cell">
      <style:table-cell-properties style:vertical-align="middle" fo:background-color="#d8ec27" fo:padding="0.0194in" fo:border="none">
        <style:background-image/>
      </style:table-cell-properties>
    </style:style>
    <style:style style:name="P1" style:family="paragraph" style:parent-style-name="Header">
      <style:paragraph-properties fo:text-align="center" style:justify-single-word="false"/>
      <style:text-properties officeooo:rsid="0021be11" officeooo:paragraph-rsid="0021be11"/>
    </style:style>
    <style:style style:name="P2" style:family="paragraph" style:parent-style-name="Header">
      <style:paragraph-properties fo:text-align="center" style:justify-single-word="false"/>
      <style:text-properties officeooo:rsid="003d7e09" officeooo:paragraph-rsid="003d7e09"/>
    </style:style>
    <style:style style:name="P3" style:family="paragraph" style:parent-style-name="Footer">
      <style:paragraph-properties fo:text-align="center" style:justify-single-word="false"/>
      <style:text-properties officeooo:rsid="0021be11" officeooo:paragraph-rsid="0021be11"/>
    </style:style>
    <style:style style:name="P4" style:family="paragraph" style:parent-style-name="Standard">
      <style:text-properties officeooo:rsid="001f73a2" officeooo:paragraph-rsid="001f73a2"/>
    </style:style>
    <style:style style:name="P5" style:family="paragraph" style:parent-style-name="Heading">
      <style:paragraph-properties fo:text-align="end" style:justify-single-word="false"/>
    </style:style>
    <style:style style:name="P6" style:family="paragraph" style:parent-style-name="Heading">
      <style:paragraph-properties fo:text-align="end" style:justify-single-word="false"/>
      <style:text-properties officeooo:rsid="0026bdc9" officeooo:paragraph-rsid="0026bdc9"/>
    </style:style>
    <style:style style:name="P7" style:family="paragraph" style:parent-style-name="Title">
      <style:text-properties officeooo:rsid="007a55ab" officeooo:paragraph-rsid="007a55ab"/>
    </style:style>
    <style:style style:name="P8" style:family="paragraph" style:parent-style-name="Table_20_Contents">
      <style:text-properties fo:font-weight="bold"/>
    </style:style>
    <style:style style:name="P9" style:family="paragraph" style:parent-style-name="Table_20_Contents">
      <style:text-properties fo:font-size="10pt"/>
    </style:style>
    <style:style style:name="P10" style:family="paragraph" style:parent-style-name="First_20_line_20_indent">
      <style:text-properties officeooo:rsid="007a55ab" officeooo:paragraph-rsid="007a55ab"/>
    </style:style>
    <style:style style:name="P11" style:family="paragraph" style:parent-style-name="First_20_line_20_indent">
      <style:text-properties officeooo:rsid="007b5aed" officeooo:paragraph-rsid="007b5aed"/>
    </style:style>
    <style:style style:name="P12" style:family="paragraph" style:parent-style-name="First_20_line_20_indent">
      <style:text-properties officeooo:rsid="007cb07d" officeooo:paragraph-rsid="007cb07d"/>
    </style:style>
    <style:style style:name="P13" style:family="paragraph" style:parent-style-name="First_20_line_20_indent">
      <style:text-properties officeooo:rsid="007cb76c" officeooo:paragraph-rsid="0081a00a"/>
    </style:style>
    <style:style style:name="P14" style:family="paragraph" style:parent-style-name="Heading_20_1">
      <style:paragraph-properties fo:break-before="page"/>
      <style:text-properties officeooo:rsid="007a55ab" officeooo:paragraph-rsid="007a55ab"/>
    </style:style>
    <style:style style:name="P15" style:family="paragraph" style:parent-style-name="Heading_20_2" style:list-style-name=""/>
    <style:style style:name="P16" style:family="paragraph" style:parent-style-name="Heading_20_2">
      <style:text-properties officeooo:rsid="006a0f55"/>
    </style:style>
    <style:style style:name="P17" style:family="paragraph" style:parent-style-name="Heading_20_2">
      <style:text-properties officeooo:rsid="0082570c" officeooo:paragraph-rsid="0082570c"/>
    </style:style>
    <style:style style:name="P18" style:family="paragraph" style:parent-style-name="Heading_20_2">
      <style:paragraph-properties fo:break-before="page"/>
      <style:text-properties officeooo:rsid="007276c1" officeooo:paragraph-rsid="007276c1"/>
    </style:style>
    <style:style style:name="P19" style:family="paragraph" style:parent-style-name="Heading_20_2">
      <style:paragraph-properties fo:break-before="page"/>
      <style:text-properties officeooo:rsid="007a55ab" officeooo:paragraph-rsid="007a55ab"/>
    </style:style>
    <style:style style:name="P20" style:family="paragraph" style:parent-style-name="Heading_20_2">
      <style:paragraph-properties fo:break-before="page"/>
      <style:text-properties officeooo:rsid="007cb07d" officeooo:paragraph-rsid="007cb07d"/>
    </style:style>
    <style:style style:name="P21" style:family="paragraph" style:parent-style-name="Heading_20_2">
      <style:paragraph-properties fo:break-before="page"/>
      <style:text-properties officeooo:rsid="006a0f55" officeooo:paragraph-rsid="0081a00a"/>
    </style:style>
    <style:style style:name="P22" style:family="paragraph" style:parent-style-name="Contents_20_4">
      <style:paragraph-properties>
        <style:tab-stops>
          <style:tab-stop style:position="6.1035in" style:type="right" style:leader-style="dotted" style:leader-text="."/>
        </style:tab-stops>
      </style:paragraph-properties>
    </style:style>
    <style:style style:name="P23" style:family="paragraph" style:parent-style-name="Heading_20_3" style:list-style-name="">
      <style:paragraph-properties>
        <style:tab-stops/>
      </style:paragraph-properties>
    </style:style>
    <style:style style:name="P24" style:family="paragraph" style:parent-style-name="Heading_20_3">
      <style:paragraph-properties fo:break-before="pag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First_20_line_20_indent" style:list-style-name="L1">
      <style:text-properties officeooo:rsid="007a55ab" officeooo:paragraph-rsid="007a55ab"/>
    </style:style>
    <style:style style:name="P27" style:family="paragraph" style:parent-style-name="First_20_line_20_indent" style:list-style-name="L2">
      <style:text-properties officeooo:rsid="007b5aed" officeooo:paragraph-rsid="007b5aed"/>
    </style:style>
    <style:style style:name="P28" style:family="paragraph" style:parent-style-name="First_20_line_20_indent" style:list-style-name="L3">
      <style:text-properties officeooo:rsid="007cb07d" officeooo:paragraph-rsid="007cb07d"/>
    </style:style>
    <style:style style:name="P29" style:family="paragraph" style:parent-style-name="First_20_line_20_indent" style:list-style-name="L4">
      <style:text-properties officeooo:rsid="007cb07d" officeooo:paragraph-rsid="007cb07d"/>
    </style:style>
    <style:style style:name="P30" style:family="paragraph" style:parent-style-name="First_20_line_20_indent" style:list-style-name="L5">
      <style:text-properties officeooo:rsid="007cb07d" officeooo:paragraph-rsid="007cb07d"/>
    </style:style>
    <style:style style:name="P31" style:family="paragraph" style:parent-style-name="First_20_line_20_indent" style:list-style-name="L6">
      <style:text-properties officeooo:rsid="007cb07d" officeooo:paragraph-rsid="007cb07d"/>
    </style:style>
    <style:style style:name="P32" style:family="paragraph" style:parent-style-name="First_20_line_20_indent" style:list-style-name="L7">
      <style:text-properties officeooo:rsid="007cb07d" officeooo:paragraph-rsid="0082d45b"/>
    </style:style>
    <style:style style:name="P33" style:family="paragraph" style:parent-style-name="First_20_line_20_indent" style:list-style-name="L7">
      <style:text-properties officeooo:paragraph-rsid="0082d45b"/>
    </style:style>
    <style:style style:name="P34" style:family="paragraph" style:parent-style-name="First_20_line_20_indent" style:list-style-name="L7">
      <style:text-properties officeooo:paragraph-rsid="0085230c"/>
    </style:style>
    <style:style style:name="P35" style:family="paragraph" style:parent-style-name="First_20_line_20_indent" style:list-style-name="L7">
      <style:text-properties fo:language="en" fo:country="US" officeooo:rsid="007b5aed" officeooo:paragraph-rsid="0082d45b"/>
    </style:style>
    <style:style style:name="P36" style:family="paragraph" style:parent-style-name="First_20_line_20_indent" style:list-style-name="L8">
      <style:text-properties officeooo:rsid="005d1a39" officeooo:paragraph-rsid="007cb76c"/>
    </style:style>
    <style:style style:name="P37" style:family="paragraph" style:parent-style-name="First_20_line_20_indent" style:list-style-name="L8">
      <style:text-properties officeooo:rsid="005f03af" officeooo:paragraph-rsid="007cb76c"/>
    </style:style>
    <style:style style:name="P38" style:family="paragraph" style:parent-style-name="First_20_line_20_indent" style:list-style-name="L8">
      <style:text-properties officeooo:rsid="0077d64d" officeooo:paragraph-rsid="007cb76c"/>
    </style:style>
    <style:style style:name="P39" style:family="paragraph" style:parent-style-name="First_20_line_20_indent" style:list-style-name="L8">
      <style:text-properties officeooo:rsid="007df55e" officeooo:paragraph-rsid="007df55e"/>
    </style:style>
    <style:style style:name="P40" style:family="paragraph" style:parent-style-name="First_20_line_20_indent" style:list-style-name="L7">
      <style:text-properties officeooo:rsid="0085230c" officeooo:paragraph-rsid="0085230c"/>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7a55ab"/>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82d45b" style:font-weight-asian="normal" style:font-weight-complex="normal"/>
    </style:style>
    <style:style style:name="T5" style:family="text">
      <style:text-properties fo:language="en" fo:country="US" fo:font-weight="normal" officeooo:rsid="007cb07d" style:font-weight-asian="normal" style:font-weight-complex="normal"/>
    </style:style>
    <style:style style:name="T6" style:family="text">
      <style:text-properties fo:language="en" fo:country="US" fo:font-weight="normal" officeooo:rsid="0085230c" style:font-weight-asian="normal" style:font-weight-complex="normal"/>
    </style:style>
    <style:style style:name="T7" style:family="text">
      <style:text-properties officeooo:rsid="007cb76c"/>
    </style:style>
    <style:style style:name="T8" style:family="text">
      <style:text-properties fo:language="ru" fo:country="RU"/>
    </style:style>
    <style:style style:name="T9" style:family="text">
      <style:text-properties officeooo:rsid="0082d45b"/>
    </style:style>
    <style:style style:name="T10" style:family="text">
      <style:text-properties officeooo:rsid="0083b74c"/>
    </style:style>
    <style:style style:name="T11" style:family="text">
      <style:text-properties fo:font-weight="normal" style:font-weight-asian="normal" style:font-weight-complex="normal"/>
    </style:style>
    <style:style style:name="T12" style:family="text">
      <style:text-properties officeooo:rsid="0085230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able_20_Contents"/>
          </table:table-cell>
        </table:table-row>
        <table:table-row>
          <table:table-cell table:style-name="Table1.A1" office:value-type="string">
            <text:p text:style-name="P7">Computer network</text:p>
          </table:table-cell>
        </table:table-row>
        <table:table-row>
          <table:table-cell table:style-name="Table1.A1" office:value-type="string">
            <text:p text:style-name="Subtitle"/>
          </table:table-cell>
        </table:table-row>
        <table:table-row table:style-name="Table1.4">
          <table:table-cell table:style-name="Table1.A1" office:value-type="string">
            <text:p text:style-name="Table_20_Contents"/>
          </table:table-cell>
        </table:table-row>
        <table:table-row>
          <table:table-cell table:style-name="Table1.A1" office:value-type="string">
            <text:p text:style-name="P5">Prepared by</text:p>
          </table:table-cell>
        </table:table-row>
        <table:table-row>
          <table:table-cell table:style-name="Table1.A1" office:value-type="string">
            <text:p text:style-name="P6">Lutov V. S.</text:p>
          </table:table-cell>
        </table:table-row>
        <table:table-row>
          <table:table-cell table:style-name="Table1.A1" office:value-type="string">
            <text:p text:style-name="P5">Group 204</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25"><text:a xlink:type="simple" xlink:href="#__RefHeading__555_244777713" text:style-name="Index_20_Link" text:visited-style-name="Index_20_Link">Computer network<text:tab/>3</text:a></text:p>
          <text:p text:style-name="P42"><text:a xlink:type="simple" xlink:href="#__RefHeading__557_244777713" text:style-name="Index_20_Link" text:visited-style-name="Index_20_Link">Introduction<text:tab/>3</text:a></text:p>
          <text:p text:style-name="P42"><text:a xlink:type="simple" xlink:href="#__RefHeading__712_2063401007" text:style-name="Index_20_Link" text:visited-style-name="Index_20_Link">History<text:tab/>4</text:a></text:p>
          <text:p text:style-name="P42"><text:a xlink:type="simple" xlink:href="#__RefHeading__714_2063401007" text:style-name="Index_20_Link" text:visited-style-name="Index_20_Link">Network models<text:tab/>6</text:a></text:p>
          <text:p text:style-name="P42"><text:a xlink:type="simple" xlink:href="#__RefHeading__716_2063401007" text:style-name="Index_20_Link" text:visited-style-name="Index_20_Link">OSI model<text:tab/>6</text:a></text:p>
          <text:p text:style-name="P43"><text:a xlink:type="simple" xlink:href="#__RefHeading__455_1684456359" text:style-name="Index_20_Link" text:visited-style-name="Index_20_Link">Layer 1<text:tab/>7</text:a></text:p>
          <text:p text:style-name="P22"><text:a xlink:type="simple" xlink:href="#__RefHeading__457_1684456359" text:style-name="Index_20_Link" text:visited-style-name="Index_20_Link">Baseband<text:tab/>7</text:a></text:p>
          <text:p text:style-name="P22"><text:a xlink:type="simple" xlink:href="#__RefHeading__459_1684456359" text:style-name="Index_20_Link" text:visited-style-name="Index_20_Link">Modulated transmission<text:tab/>7</text:a></text:p>
          <text:p text:style-name="P43"><text:a xlink:type="simple" xlink:href="#__RefHeading__461_1684456359" text:style-name="Index_20_Link" text:visited-style-name="Index_20_Link">Layer 2<text:tab/>7</text:a></text:p>
          <text:p text:style-name="P43"><text:a xlink:type="simple" xlink:href="#__RefHeading__463_1684456359" text:style-name="Index_20_Link" text:visited-style-name="Index_20_Link">Layer 3<text:tab/>8</text:a></text:p>
          <text:p text:style-name="P22"><text:a xlink:type="simple" xlink:href="#__RefHeading__465_1684456359" text:style-name="Index_20_Link" text:visited-style-name="Index_20_Link">IP address<text:tab/>8</text:a></text:p>
          <text:p text:style-name="P43"><text:a xlink:type="simple" xlink:href="#__RefHeading__467_1684456359" text:style-name="Index_20_Link" text:visited-style-name="Index_20_Link">Layer 4<text:tab/>8</text:a></text:p>
          <text:p text:style-name="P43"><text:a xlink:type="simple" xlink:href="#__RefHeading__469_1684456359" text:style-name="Index_20_Link" text:visited-style-name="Index_20_Link">Layers 5-7<text:tab/>8</text:a></text:p>
          <text:p text:style-name="P42"><text:a xlink:type="simple" xlink:href="#__RefHeading__1228_2063401007" text:style-name="Index_20_Link" text:visited-style-name="Index_20_Link">Networking terms<text:tab/>9</text:a></text:p>
          <text:p text:style-name="P43"><text:a xlink:type="simple" xlink:href="#__RefHeading__471_1684456359" text:style-name="Index_20_Link" text:visited-style-name="Index_20_Link">Latency<text:tab/>9</text:a></text:p>
          <text:p text:style-name="P43"><text:a xlink:type="simple" xlink:href="#__RefHeading__473_1684456359" text:style-name="Index_20_Link" text:visited-style-name="Index_20_Link">Capacity (bandwidth)<text:tab/>9</text:a></text:p>
          <text:p text:style-name="P43"><text:a xlink:type="simple" xlink:href="#__RefHeading__475_1684456359" text:style-name="Index_20_Link" text:visited-style-name="Index_20_Link">Broadcast<text:tab/>9</text:a></text:p>
          <text:p text:style-name="P42"><text:a xlink:type="simple" xlink:href="#__RefHeading__2200_842860221" text:style-name="Index_20_Link" text:visited-style-name="Index_20_Link">Conclusion<text:tab/>10</text:a></text:p>
          <text:p text:style-name="P42"><text:a xlink:type="simple" xlink:href="#__RefHeading__477_1684456359" text:style-name="Index_20_Link" text:visited-style-name="Index_20_Link">Key vocabulary<text:tab/>10</text:a></text:p>
          <text:p text:style-name="P42"><text:a xlink:type="simple" xlink:href="#__RefHeading__1284_2063401007" text:style-name="Index_20_Link" text:visited-style-name="Index_20_Link">References<text:tab/>10</text:a></text:p>
        </text:index-body>
      </text:table-of-content>
      <text:p text:style-name="P4"/>
      <text:h text:style-name="P14" text:outline-level="1"><text:bookmark-start text:name="__RefHeading__555_244777713"/>Computer network<text:bookmark-end text:name="__RefHeading__555_244777713"/></text:h>
      <text:p text:style-name="P10">It is possible to connect a number of computers and other electronic devices to form what is called a computer network. The computers and devices which are part of the network can "talk" to each other and exchange information. In addition to the computers and devices which are connected, other devices are often needed for the network to operate properly. Examples for such devices include hubs and switches. A network using one technology can be connected to another one using a different technology with a component which is known as router. firewalls are commonly used to protect the network. In general, networks that use cables to connect can operate at higher speeds than those using wireless technology.</text:p>
      <text:h text:style-name="Heading_20_2" text:outline-level="2"><text:bookmark-start text:name="__RefHeading__557_244777713"/>Introduction<text:bookmark-end text:name="__RefHeading__557_244777713"/></text:h>
      <text:p text:style-name="P10">A Local Area Network (LAN) connects computers which are close together. Building a LAN is easier than connecting different networks (to what is called Wide Area Network). The largest internetwork is called the Internet.</text:p>
      <text:p text:style-name="P10">Networks are either circuit switched or packet switched.</text:p>
      <text:p text:style-name="P10">Computers can be part of several different networks. Networks can also be parts of bigger networks. The local area network in a small business is usually connected to the corporate network of the larger company. Any connected machine at any level of the organization may be able to access the Internet, for example to demonstrate computers in the store, display its catalogue through a web server, or convert received orders into shipping instructions.</text:p>
      <text:p text:style-name="P10">Microsoft Windows, Linux and most other operating systems use TCP/IP for networking. Apple Macintosh computers used Appletalk in the past, but it uses TCP/IP now.</text:p>
      <text:p text:style-name="P10">To set up a network an appropriate media is required. This can be wired or wireless. Twisted-pair, co-axial or fiber-optic are examples of cable and infra-red, blue-tooth, radio-wave, micro-wave etc. are wireless media used for networking. When you are working with a mere LAN, computers, media and peripherals are sufficient. But when you are working with a wider range you have use some additional devices like bridge, gateway or router to connect different small or large networks. And obviously a protocol must be maintained.</text:p>
      <text:p text:style-name="P10">To set up a network you have to select an appropriate topology to arrange the hardware devices using the media. Topologies generally used are bus-topology, ring-topology, star-topology, tree-topology, object-oriented topology etc.</text:p>
      <text:h text:style-name="P18" text:outline-level="2"><text:bookmark-start text:name="__RefHeading__712_2063401007"/>History<text:bookmark-end text:name="__RefHeading__712_2063401007"/></text:h>
      <text:p text:style-name="P10">A computer network, or simply a network, is a collection of computers and other hardware components interconnected by communication channels that allow sharing of resources and information. As of 2015 computer networks are the core of modern communication. Computers control all modern aspects of the public switched telephone network (PSTN). Telephony increasingly runs over the Internet Protocol, although not necessarily over the public Internet. The scope of communication has increased significantly in the past decade. This boom in communications would not have been possible without the progressively advancing computer network. Computer networks, and the technologies that make communication between networked computers possible, continue to drive computer the hardware, software, and peripherals industries. The expansion of related industries is mirrored by growth in the numbers and types of people using networks, from the researcher to the home user.</text:p>
      <text:p text:style-name="P10"/>
      <text:p text:style-name="P10">The chronology of significant computer-network developments includes:</text:p>
      <text:list xml:id="list6364347725980421943" text:style-name="L1">
        <text:list-item>
          <text:p text:style-name="P26">In the late 1950s early networks of communicating computers included the military radar system Semi-Automatic Ground Environment (SAGE).</text:p>
        </text:list-item>
        <text:list-item>
          <text:p text:style-name="P26">In 1959 Anatolii Ivanovich Kitov proposed to the Central Committee of the Communist Party of the Soviet Union a detailed plan for the re-organisation of the control of the Soviet armed forces and of the Soviet economy on the basis of a network of computing centres.</text:p>
        </text:list-item>
        <text:list-item>
          <text:p text:style-name="P26">In 1960 the commercial airline reservation system semi-automatic business research environment (SABRE) went online with two connected mainframes.</text:p>
        </text:list-item>
        <text:list-item>
          <text:p text:style-name="P26">In 1962 J.C.R. Licklider developed a working group he called the "Intergalactic Computer Network", a precursor to the ARPANET, at the Advanced Research Projects Agency (ARPA).</text:p>
        </text:list-item>
        <text:list-item>
          <text:p text:style-name="P26">In 1964 researchers at Dartmouth College developed the Dartmouth Time Sharing System for distributed users of large computer systems. The same year, at Massachusetts Institute of Technology, a research group supported by General Electric and Bell Labs used a computer to route and manage telephone connections.</text:p>
        </text:list-item>
        <text:list-item>
          <text:p text:style-name="P26">Throughout the 1960s, Leonard Kleinrock, Paul Baran, and Donald Davies independently developed network systems that used packets to transfer information between computers over a network.</text:p>
        </text:list-item>
        <text:list-item>
          <text:p text:style-name="P26">In 1965, Thomas Marill and Lawrence G. Roberts created the first wide area network (WAN). This was an immediate precursor to the ARPANET, of which Roberts became program manager.</text:p>
        </text:list-item>
        <text:list-item>
          <text:p text:style-name="P26"><text:soft-page-break/>Also in 1965, Western Electric introduced the first widely used telephone switch that implemented true computer control.</text:p>
        </text:list-item>
        <text:list-item>
          <text:p text:style-name="P26">In 1969 the University of California at Los Angeles, the Stanford Research Institute, the University of California at Santa Barbara, and the University of Utah became connected as the beginning of the ARPANET network using 50 kbit/s circuits.</text:p>
        </text:list-item>
        <text:list-item>
          <text:p text:style-name="P26">In 1972 commercial services using X.25 were deployed, and later used as an underlying infrastructure for expanding TCP/IP networks.</text:p>
        </text:list-item>
        <text:list-item>
          <text:p text:style-name="P26">In 1973, Robert Metcalfe wrote a formal memo at Xerox PARC describing Ethernet, a networking system that was based on the Aloha network, developed in the 1960s by Norman Abramson and colleagues at the University of Hawaii. In July 1976, Robert Metcalfe and David Boggs published their paper "Ethernet: Distributed Packet Switching for Local Computer Networks" and collaborated on several patents received in 1977 and 1978. In 1979 Robert Metcalfe pursued making Ethernet an open standard.</text:p>
        </text:list-item>
        <text:list-item>
          <text:p text:style-name="P26">In 1976 John Murphy of Datapoint Corporation created ARCNET, a token-passing network first used to share storage devices.</text:p>
        </text:list-item>
        <text:list-item>
          <text:p text:style-name="P26">In 1995 the transmission speed capacity for Ethernet increased from 10 Mbit/s to 100 Mbit/s. By 1998, Ethernet supported transmission speeds of a Gigabit. The ability of Ethernet to scale easily (such as quickly adapting to support new fiber optic cable speeds) is a contributing factor to its continued use as of 2015.</text:p>
        </text:list-item>
      </text:list>
      <text:h text:style-name="P15" text:outline-level="2"/>
      <text:h text:style-name="P19" text:outline-level="2"><text:bookmark-start text:name="__RefHeading__714_2063401007"/>Network models<text:bookmark-end text:name="__RefHeading__714_2063401007"/></text:h>
      <text:p text:style-name="P10">The network communication technology as one complete would be very difficult to implement. To simplify it, we must implement various layered network models such as ISO/OSI. All network models are based on the same principle. The upper layer uses services of the lower one and provides services for the upper one. The specific layer can only communicate with the same layer on the destination device.</text:p>
      <text:h text:style-name="Heading_20_2" text:outline-level="2"><text:bookmark-start text:name="__RefHeading__716_2063401007"/>OSI model<text:bookmark-end text:name="__RefHeading__716_2063401007"/></text:h>
      <text:p text:style-name="P10">OSI (Open Systems Interconnection) is a 7-layer network model specified by ISO (International Organization for Standardization) norm and is widely used all around the world. The concept of a seven-layer model was provided by the work of Charles Bachman, Honeywell information Services. Various aspects of OSI design evolved from experiences with the ARPANET, NPLNET, EIN and CYCLADES networks and the work in IFIP WG6.1.</text:p>
      <text:p text:style-name="P10"/>
      <table:table table:name="Table2" table:style-name="Table2">
        <table:table-column table:style-name="Table2.A"/>
        <table:table-column table:style-name="Table2.B"/>
        <table:table-column table:style-name="Table2.C"/>
        <table:table-row>
          <table:table-cell table:style-name="Table2.A1" office:value-type="string">
            <text:p text:style-name="P8">Data unit</text:p>
          </table:table-cell>
          <table:table-cell table:style-name="Table2.A1" office:value-type="string">
            <text:p text:style-name="P8">Layer</text:p>
          </table:table-cell>
          <table:table-cell table:style-name="Table2.A1" office:value-type="string">
            <text:p text:style-name="P8">Function</text:p>
          </table:table-cell>
        </table:table-row>
        <table:table-row>
          <table:table-cell table:style-name="Table2.A2" table:number-rows-spanned="3" office:value-type="string">
            <text:p text:style-name="Table_20_Contents"><text:a xlink:type="simple" xlink:href="http://simple.wikipedia.org/wiki/Information" text:style-name="Internet_20_link" text:visited-style-name="Visited_20_Internet_20_Link">Data</text:a></text:p>
          </table:table-cell>
          <table:table-cell table:style-name="Table2.A2" office:value-type="string">
            <text:p text:style-name="Table_20_Contents"><text:a xlink:type="simple" xlink:href="http://simple.wikipedia.org/w/index.php?title=Application_layer&amp;action=edit&amp;redlink=1" text:style-name="Internet_20_link" text:visited-style-name="Visited_20_Internet_20_Link">Application</text:a></text:p>
          </table:table-cell>
          <table:table-cell table:style-name="Table2.C2" office:value-type="string">
            <text:p text:style-name="P9">Network process to application</text:p>
          </table:table-cell>
        </table:table-row>
        <table:table-row>
          <table:covered-table-cell/>
          <table:table-cell table:style-name="Table2.A2" office:value-type="string">
            <text:p text:style-name="Table_20_Contents"><text:a xlink:type="simple" xlink:href="http://simple.wikipedia.org/wiki/Presentation" text:style-name="Internet_20_link" text:visited-style-name="Visited_20_Internet_20_Link">Presentation</text:a></text:p>
          </table:table-cell>
          <table:table-cell table:style-name="Table2.A2" office:value-type="string">
            <text:p text:style-name="P9">Encryption, decryption and data converting</text:p>
          </table:table-cell>
        </table:table-row>
        <table:table-row>
          <table:covered-table-cell/>
          <table:table-cell table:style-name="Table2.A2" office:value-type="string">
            <text:p text:style-name="Table_20_Contents"><text:a xlink:type="simple" xlink:href="http://simple.wikipedia.org/w/index.php?title=Session&amp;action=edit&amp;redlink=1" text:style-name="Internet_20_link" text:visited-style-name="Visited_20_Internet_20_Link">Session</text:a></text:p>
          </table:table-cell>
          <table:table-cell table:style-name="Table2.A2" office:value-type="string">
            <text:p text:style-name="P9">Managing sessions between applications</text:p>
          </table:table-cell>
        </table:table-row>
        <table:table-row>
          <table:table-cell table:style-name="Table2.A5" office:value-type="string">
            <text:p text:style-name="Table_20_Contents"><text:a xlink:type="simple" xlink:href="http://simple.wikipedia.org/w/index.php?title=Segments&amp;action=edit&amp;redlink=1" text:style-name="Internet_20_link" text:visited-style-name="Visited_20_Internet_20_Link">Segments</text:a></text:p>
          </table:table-cell>
          <table:table-cell table:style-name="Table2.A5" office:value-type="string">
            <text:p text:style-name="Table_20_Contents"><text:a xlink:type="simple" xlink:href="http://simple.wikipedia.org/w/index.php?title=Transport_layer&amp;action=edit&amp;redlink=1" text:style-name="Internet_20_link" text:visited-style-name="Visited_20_Internet_20_Link">Transport</text:a></text:p>
          </table:table-cell>
          <table:table-cell table:style-name="Table2.A5" office:value-type="string">
            <text:p text:style-name="P9">End-to-end connection and reliability</text:p>
          </table:table-cell>
        </table:table-row>
        <table:table-row>
          <table:table-cell table:style-name="Table2.A6" office:value-type="string">
            <text:p text:style-name="Table_20_Contents"><text:a xlink:type="simple" xlink:href="http://simple.wikipedia.org/wiki/Packet" text:style-name="Internet_20_link" text:visited-style-name="Visited_20_Internet_20_Link">Packets</text:a> (datagrams)</text:p>
          </table:table-cell>
          <table:table-cell table:style-name="Table2.A6" office:value-type="string">
            <text:p text:style-name="Table_20_Contents"><text:a xlink:type="simple" xlink:href="http://simple.wikipedia.org/w/index.php?title=Network_layer&amp;action=edit&amp;redlink=1" text:style-name="Internet_20_link" text:visited-style-name="Visited_20_Internet_20_Link">Network</text:a></text:p>
          </table:table-cell>
          <table:table-cell table:style-name="Table2.A6" office:value-type="string">
            <text:p text:style-name="P9">Path determination and logical addressing</text:p>
          </table:table-cell>
        </table:table-row>
        <table:table-row>
          <table:table-cell table:style-name="Table2.A7" office:value-type="string">
            <text:p text:style-name="Table_20_Contents"><text:a xlink:type="simple" xlink:href="http://simple.wikipedia.org/wiki/Frame" text:style-name="Internet_20_link" text:visited-style-name="Visited_20_Internet_20_Link">Frame</text:a></text:p>
          </table:table-cell>
          <table:table-cell table:style-name="Table2.A7" office:value-type="string">
            <text:p text:style-name="Table_20_Contents"><text:a xlink:type="simple" xlink:href="http://simple.wikipedia.org/w/index.php?title=Data_link&amp;action=edit&amp;redlink=1" text:style-name="Internet_20_link" text:visited-style-name="Visited_20_Internet_20_Link">Data link</text:a></text:p>
          </table:table-cell>
          <table:table-cell table:style-name="Table2.A7" office:value-type="string">
            <text:p text:style-name="P9">Physical addressing</text:p>
          </table:table-cell>
        </table:table-row>
        <table:table-row>
          <table:table-cell table:style-name="Table2.A8" office:value-type="string">
            <text:p text:style-name="Table_20_Contents"><text:a xlink:type="simple" xlink:href="http://simple.wikipedia.org/wiki/Bit" text:style-name="Internet_20_link" text:visited-style-name="Visited_20_Internet_20_Link">Bit</text:a></text:p>
          </table:table-cell>
          <table:table-cell table:style-name="Table2.A8" office:value-type="string">
            <text:p text:style-name="Table_20_Contents"><text:a xlink:type="simple" xlink:href="http://simple.wikipedia.org/w/index.php?title=Physical_layer&amp;action=edit&amp;redlink=1" text:style-name="Internet_20_link" text:visited-style-name="Visited_20_Internet_20_Link">Physical</text:a></text:p>
          </table:table-cell>
          <table:table-cell table:style-name="Table2.A8" office:value-type="string">
            <text:p text:style-name="P9">Signal and binnary transmission</text:p>
          </table:table-cell>
        </table:table-row>
      </table:table>
      <text:p text:style-name="P10"/>
      <text:h text:style-name="P23" text:outline-level="3"/>
      <text:h text:style-name="P24" text:outline-level="3"><text:bookmark-start text:name="__RefHeading__455_1684456359"/>Layer 1<text:bookmark-end text:name="__RefHeading__455_1684456359"/></text:h>
      <text:p text:style-name="P11">The physical layer defines electrical and physical specifications for devices. It also specifies modulated and baseband transmission.</text:p>
      <text:h text:style-name="Heading_20_4" text:outline-level="4"><text:bookmark-start text:name="__RefHeading__457_1684456359"/>Baseband<text:bookmark-end text:name="__RefHeading__457_1684456359"/></text:h>
      <text:p text:style-name="P11">Baseband is transmission of digital data in their raw form (1001 1101 1010 0011). This allows very fast and reliable communication over short distances; however, due to the realistic electrical properties of used media, the range of baseband transmission is very limited and decreases with increasing speed. Baseband technology is frequently used on LAN.</text:p>
      <text:list xml:id="list1344467975929429808" text:style-name="L2">
        <text:list-item>
          <text:p text:style-name="P27">UTP cable – max 100 m on 100 Mbit/s speed without repeater</text:p>
        </text:list-item>
        <text:list-item>
          <text:p text:style-name="P27">Optical fiber – max 1 km on 100 Mbit/s speed without repeater</text:p>
        </text:list-item>
      </text:list>
      <text:p text:style-name="P11"/>
      <text:p text:style-name="P11">Typical technology: Ethernet</text:p>
      <text:h text:style-name="Heading_20_4" text:outline-level="4"><text:bookmark-start text:name="__RefHeading__459_1684456359"/>Modulated transmission<text:bookmark-end text:name="__RefHeading__459_1684456359"/></text:h>
      <text:p text:style-name="P11">In telecommunications, modulation is the process of conveying a message signal, for example a digital bit stream or an analog audio signal, inside another signal that can be physically transmitted. The device that provides modulation of the baseband signal is called a modulator, and the device that provides demodulation of the modulated signal back to baseband is called a demodulator. Today, the modulator and demodulator are integrated into one device called Modem (modulator-demodulator). Frequently used on WAN, WLAN, WWAN.</text:p>
      <text:p text:style-name="P11"/>
      <text:p text:style-name="P11">Typical technology: WI-FI, ADSL, cable TV connection (CATV)</text:p>
      <text:h text:style-name="Heading_20_3" text:outline-level="3"><text:bookmark-start text:name="__RefHeading__461_1684456359"/>Layer 2<text:bookmark-end text:name="__RefHeading__461_1684456359"/></text:h>
      <text:p text:style-name="P12">The data link layer provides the functional and procedural means to transfer data between network entities and to detect and possibly correct errors that may occur in the physical layer.</text:p>
      <text:h text:style-name="P23" text:outline-level="3"/>
      <text:h text:style-name="P24" text:outline-level="3"><text:bookmark-start text:name="__RefHeading__463_1684456359"/>Layer 3<text:bookmark-end text:name="__RefHeading__463_1684456359"/></text:h>
      <text:p text:style-name="P12">The network layer provides the functional and procedural means of transferring variable length data sequences from a source host on one network to a destination host on a different network using the IP address.</text:p>
      <text:h text:style-name="Heading_20_4" text:outline-level="4"><text:bookmark-start text:name="__RefHeading__465_1684456359"/>IP address<text:bookmark-end text:name="__RefHeading__465_1684456359"/></text:h>
      <text:p text:style-name="P12">An Internet Protocol address (IP address) is a numerical label assigned to each device (e.g., computer, printer) participating in a computer network that uses the Internet Protocol for communication. At present there are two versions of protocols in use – IPv4 and IPv6.</text:p>
      <text:list xml:id="list6260966195916720823" text:style-name="L3">
        <text:list-item>
          <text:p text:style-name="P28">IPv4 uses 32-bit addressing which limits address space up to 4294967296 (232) possible unique addresses. Example: IP-192.168.0.1 mask-255.255.255.0 means that the network address is 192.168.0.0 and the device address is 192.168.0.1</text:p>
        </text:list-item>
        <text:list-item>
          <text:p text:style-name="P28">IPv6 uses 128-bit addressing which limits address space up to 2128 possible addresses. It is deemed sufficient for the foreseeable future. Full IPv6 support is still in the implementation phase.</text:p>
        </text:list-item>
      </text:list>
      <text:h text:style-name="Heading_20_3" text:outline-level="3"><text:bookmark-start text:name="__RefHeading__467_1684456359"/>Layer 4<text:bookmark-end text:name="__RefHeading__467_1684456359"/></text:h>
      <text:p text:style-name="P12">The transport layer provides transparent transfer of data between end users, providing reliable data transfer services to the upper layers. The Transmission Control Protocol (TCP) and the User Datagram Protocol (UDP) of the Internet Protocol Suite are commonly categorized as layer-4 protocols within OSI.</text:p>
      <text:list xml:id="list8995924975859999313" text:style-name="L4">
        <text:list-item>
          <text:p text:style-name="P29">TCP (transmission control protocol) provides reliable, ordered delivery of a stream of bytes from a program on one computer to another program on another computer. TCP is used for applications that strictly require reliable transfer (e-mail, WWW, file transfer (FTP), ...)</text:p>
        </text:list-item>
        <text:list-item>
          <text:p text:style-name="P29">UDP (user datagram protocol) uses a simple transmission model without implicit handshaking dialogues for providing reliability, ordering, or data integrity. UDP is used in applications where we require reduced latency over reliability (stream videos, VOIP, online games,...)</text:p>
        </text:list-item>
      </text:list>
      <text:h text:style-name="Heading_20_3" text:outline-level="3"><text:bookmark-start text:name="__RefHeading__469_1684456359"/>Layers 5-7<text:bookmark-end text:name="__RefHeading__469_1684456359"/></text:h>
      <text:p text:style-name="P12">Commonly united into one layer in simplified network models, its main purpose is to interact with applications, encrypting and establishing dedicated connections if necessary.</text:p>
      <text:h text:style-name="P20" text:outline-level="2"><text:bookmark-start text:name="__RefHeading__1228_2063401007"/>Networking terms<text:bookmark-end text:name="__RefHeading__1228_2063401007"/></text:h>
      <text:h text:style-name="Heading_20_3" text:outline-level="3"><text:bookmark-start text:name="__RefHeading__471_1684456359"/>Latency<text:bookmark-end text:name="__RefHeading__471_1684456359"/></text:h>
      <text:p text:style-name="P12">Latency, incorrectly called ping, is a value that measures how much time packets need to travel to their destination. It is measured in miliseconds (ms). The tool that measures latency is called ping, commonly using special ICMP packets which are smaller than standard data packets so they do not weight the network by their presence.</text:p>
      <text:list xml:id="list835994767198770250" text:style-name="L5">
        <text:list-item>
          <text:p text:style-name="P30">Immediate latency is measured every X seconds and immediately displayed. Its value constantly changes due to the natural properties of packet-switching network technology. High latency peaks have negative effects on most network applications which can adapt to average latency by allocating corresponding size of memory as buffer. High latency peaks lead to emptying of this buffer and to temporary freezing of applications. This freezing is commonly called lag.</text:p>
        </text:list-item>
        <text:list-item>
          <text:p text:style-name="P30">Average latency is the sum of immediate latency measured Y times every X seconds divided by Y. Average latency is used to estimate size of the buffer, mainly because it does not change so often. Buffer enables some applications such as stream videos to run smoothly even with high average latency, but it cannot protect us from high latency peaks.</text:p>
        </text:list-item>
      </text:list>
      <text:h text:style-name="Heading_20_3" text:outline-level="3"><text:bookmark-start text:name="__RefHeading__473_1684456359"/>Capacity (bandwidth)<text:bookmark-end text:name="__RefHeading__473_1684456359"/></text:h>
      <text:p text:style-name="P12">Capacity is a measure of transfer capacity of a network and is measured in bits per second (bps or b/s), today commonly Mbps or Mb/s. It shows us how many data units are transferred each second. At present, the average bandwidth is far higher than is necessary and it is not a limiting factor in most cases.</text:p>
      <text:list xml:id="list2797057865939447130" text:style-name="L6">
        <text:list-item>
          <text:p text:style-name="P31">Uplink is how much bandwidth is used for transferring data from user to server (usually lower for end users).</text:p>
        </text:list-item>
        <text:list-item>
          <text:p text:style-name="P31">Downlink is how much bandwidth is used for transferring data from server to user (usually higher for end users).</text:p>
        </text:list-item>
      </text:list>
      <text:h text:style-name="Heading_20_3" text:outline-level="3"><text:bookmark-start text:name="__RefHeading__475_1684456359"/>Broadcast<text:bookmark-end text:name="__RefHeading__475_1684456359"/></text:h>
      <text:p text:style-name="P12">Broadcast is a special transmission that is not addressed to a single device but to all devices in specific network. It is mostly used to automatically issue IP addresses to devices by a DHCP server and to create an ARP table that maps the network and speeds up the traffic.</text:p>
      <text:h text:style-name="P21" text:outline-level="2"><text:bookmark-start text:name="__RefHeading__2200_842860221"/>Conclusion<text:bookmark-end text:name="__RefHeading__2200_842860221"/></text:h>
      <text:p text:style-name="P13">A computer network or data network is a telecommunications network which allows computers to exchange data. In computer networks, networked computing devices pass data to each other along data connections (network links). Data is transferred in the form of packets. The connections between nodes are established using either cable media or wireless media. The best-known computer network is the Internet.</text:p>
      <text:h text:style-name="P17" text:outline-level="2"><text:bookmark-start text:name="__RefHeading__477_1684456359"/>Key vocabulary<text:bookmark-end text:name="__RefHeading__477_1684456359"/></text:h>
      <text:list xml:id="list6828601930544291220" text:style-name="L7">
        <text:list-item>
          <text:p text:style-name="P33"><text:span text:style-name="T1">ISO – </text:span><text:bookmark text:name="firstHeading1"/><text:span text:style-name="T8">Международная организация по стандартизации</text:span></text:p>
        </text:list-item>
        <text:list-item>
          <text:p text:style-name="P33"><text:span text:style-name="T1">LAN – </text:span><text:bookmark text:name="firstHeading"/><text:span text:style-name="T8">Локальная вычислительная сеть</text:span></text:p>
        </text:list-item>
        <text:list-item>
          <text:p text:style-name="P33"><text:span text:style-name="T1">TCP – П</text:span>ротокол управления передачей</text:p>
        </text:list-item>
        <text:list-item>
          <text:p text:style-name="P32"><text:span text:style-name="T3">UDP </text:span><text:span text:style-name="T4">–</text:span><text:span text:style-name="T3"> </text:span><text:span text:style-name="T4">Протокол пользовательских датаграмм</text:span></text:p>
        </text:list-item>
        <text:list-item>
          <text:p text:style-name="P33"><text:span text:style-name="T1">IP – М</text:span><text:span text:style-name="T2">ежсетевой протокол</text:span></text:p>
        </text:list-item>
        <text:list-item>
          <text:p text:style-name="P35">Modem <text:span text:style-name="T9">–</text:span> <text:span text:style-name="T10">Модулятор-дамодулятор</text:span></text:p>
        </text:list-item>
        <text:list-item>
          <text:p text:style-name="P34"><text:span text:style-name="T5">L</text:span><text:span text:style-name="T6">atency – З</text:span><text:span text:style-name="T11">адержка</text:span></text:p>
        </text:list-item>
        <text:list-item>
          <text:p text:style-name="P40">Bandwidth – Пропускная способность</text:p>
        </text:list-item>
        <text:list-item>
          <text:p text:style-name="P34"><text:span text:style-name="T12">Broadcast – Ш</text:span>ироковещательный</text:p>
        </text:list-item>
      </text:list>
      <text:h text:style-name="P16" text:outline-level="2"><text:bookmark-start text:name="__RefHeading__1284_2063401007"/>References<text:bookmark-end text:name="__RefHeading__1284_2063401007"/></text:h>
      <text:list xml:id="list3817292321977686066" text:style-name="L8">
        <text:list-item>
          <text:p text:style-name="P36"><text:a xlink:type="simple" xlink:href="http://simple.wikipedia.org/wiki/Computer_network" text:style-name="Internet_20_link" text:visited-style-name="Visited_20_Internet_20_Link"><text:span text:style-name="T7">http://simple.wikipedia.org/wiki/Computer_network</text:span></text:a></text:p>
        </text:list-item>
        <text:list-item>
          <text:p text:style-name="P37"><text:a xlink:type="simple" xlink:href="http://www.atis.org/glossary/definition.aspx?id=6555" text:style-name="Internet_20_link" text:visited-style-name="Visited_20_Internet_20_Link"><text:span text:style-name="T7">www.atis.org/glossary/definition.aspx?id=6555</text:span></text:a></text:p>
        </text:list-item>
        <text:list-item>
          <text:p text:style-name="P38"><text:a xlink:type="simple" xlink:href="https://web.archive.org/web/20080308120314/http://www.engineer.ucla.edu/stories/2004/Internet35.htm" text:style-name="Internet_20_link" text:visited-style-name="Visited_20_Internet_20_Link"><text:span text:style-name="T7">https://web.archive.org/web/20080308120314/http://www.engineer.ucla.edu/stories/2004/Internet35.htm</text:span></text:a></text:p>
        </text:list-item>
        <text:list-item>
          <text:p text:style-name="P39"><text:a xlink:type="simple" xlink:href="http://dl.acm.org/classics.cfm?CFID=648358106&amp;CFTOKEN=72545672" text:style-name="Internet_20_link" text:visited-style-name="Visited_20_Internet_20_Link">http://dl.acm.org/classics.cfm?CFID=648358106&amp;CFTOKEN=72545672</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First_20_line_20_indent" style:class="text" style:master-page-name="">
      <style:paragraph-properties fo:margin-top="0.1665in" fo:margin-bottom="0.0835in" loext:contextual-spacing="false" style:page-number="auto" fo:background-color="transparent" style:shadow="none" fo:keep-with-next="always">
        <style:background-image/>
      </style:paragraph-propertie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First_20_line_20_indent"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First_20_line_20_indent"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First_20_line_20_indent" style:auto-update="true" style:default-outline-level="3" style:class="text" style:master-page-name="">
      <style:paragraph-properties fo:margin-top="0.0972in" fo:margin-bottom="0.0835in" loext:contextual-spacing="false" style:page-number="auto" fo:background-color="transparent">
        <style:tab-stops/>
        <style:background-image/>
      </style:paragraph-properties>
      <style:text-properties fo:color="#80808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rame_20_contents" style:display-name="Frame contents" style:family="paragraph" style:parent-style-name="Standard" style:class="extra"/>
    <style:style style:name="Text" style:family="paragraph" style:parent-style-name="Caption" style:class="extra"/>
    <style:style style:name="Illustration"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21be11" officeooo:paragraph-rsid="0021be11"/>
    </style:style>
    <style:style style:name="MP2" style:family="paragraph" style:parent-style-name="Header">
      <style:paragraph-properties fo:text-align="center" style:justify-single-word="false"/>
      <style:text-properties officeooo:rsid="003d7e09" officeooo:paragraph-rsid="003d7e09"/>
    </style:style>
    <style:style style:name="MP3" style:family="paragraph" style:parent-style-name="Footer">
      <style:paragraph-properties fo:text-align="center" style:justify-single-word="false"/>
      <style:text-properties officeooo:rsid="0021be11" officeooo:paragraph-rsid="0021be11"/>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number:date-style style:name="N120">
      <number:year number:style="long"/>
    </number:date-style>
  </office:automatic-styles>
  <office:master-styles>
    <style:master-page style:name="Standard" style:page-layout-name="Mpm1">
      <style:header>
        <text:p text:style-name="MP1">Page <text:page-number text:select-page="current">10</text:page-number> of <text:page-count>10</text:page-count></text:p>
      </style:header>
      <style:header-first>
        <text:p text:style-name="MP2">Lomonosov Moscow State University</text:p>
        <text:p text:style-name="MP2">The faculty of Computational Mathematics and Cybernetics</text:p>
      </style:header-first>
      <style:footer>
        <text:p text:style-name="Footer"/>
      </style:footer>
      <style:footer-first>
        <text:p text:style-name="MP3">Moscow, <text:date style:data-style-name="N120" text:date-value="2015-02-26T10:05:15.674722124" text:fixed="true">2015</text:dat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0:04:15.443175206</meta:creation-date>
    <meta:generator>LibreOffice/4.3.6.2$Linux_X86_64 LibreOffice_project/430$Build-2</meta:generator>
    <meta:editing-duration>PT1H8M39S</meta:editing-duration>
    <meta:editing-cycles>25</meta:editing-cycles>
    <dc:title>Computer network</dc:title>
    <dc:date>2015-04-25T11:53:12.023148435</dc:date>
    <meta:document-statistic meta:table-count="2" meta:image-count="0" meta:object-count="0" meta:page-count="10" meta:paragraph-count="132" meta:word-count="2188" meta:character-count="14326" meta:non-whitespace-character-count="12293"/>
  </office:meta>
</office:document-meta>
</file>